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8.00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5.875cm">
          <text:p text:style-name="P3"/>
        </draw:line>
        <draw:frame draw:style-name="gr3" draw:text-style-name="P4" draw:layer="layout" svg:width="5.08cm" svg:height="8.309cm" svg:x="0.635cm" svg:y="7.566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dimension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  <text:p text:style-name="P3"><text:span text:style-name="T1">last</text:span></text:p>
            <text:p text:style-name="P3"><text:span text:style-name="T1">makeArray</text:span></text:p>
          </draw:text-box>
        </draw:frame>
        <draw:line draw:style-name="gr2" draw:text-style-name="P2" draw:layer="layout" svg:x1="10.795cm" svg:y1="15.875cm" svg:x2="0.635cm" svg:y2="15.875cm">
          <text:p text:style-name="P3"/>
        </draw:line>
        <draw:custom-shape draw:style-name="gr1" draw:text-style-name="P1" draw:layer="layout" svg:width="10.16cm" svg:height="0.635cm" svg:x="0.635cm" svg:y="4.445cm">
          <text:p text:style-name="P1">Arr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3" draw:text-style-name="P4" draw:layer="layout" svg:width="5.08cm" svg:height="8.309cm" svg:x="5.715cm" svg:y="6.985cm">
          <draw:text-box>
            <text:p text:style-name="P3"><text:span text:style-name="T1">makeString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t, <text:s/>[ ]=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ction</text:span></text:p>
            <text:p text:style-name="P3"><text:span text:style-name="T1">size</text:span></text:p>
            <text:p text:style-name="P3"><text:span text:style-name="T1">sort</text:span></text:p>
            <text:p text:style-name="P3"><text:span text:style-name="T1">sortWith</text:span></text:p>
            <text:p text:style-name="P3"><text:span text:style-name="T1">stableSort</text:span></text:p>
            <text:p text:style-name="P3"><text:span text:style-name="T1">stableSortWith</text:span></text:p>
            <text:p text:style-name="P3"><text:span text:style-name="T1">subSet</text:span></text:p>
            <text:p text:style-name="P3"><text:span text:style-name="T1">suppliet</text:span></text:p>
            <text:p text:style-name="P3"><text:span text:style-name="T1">toString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5.875cm" svg:x2="5.715cm" svg:y2="7.62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Ordered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08:46:38</dc:date>
    <dc:language>en-US</dc:language>
    <meta:editing-cycles>9</meta:editing-cycles>
    <meta:editing-duration>PT1H25M1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